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7115B630F0005317.png" manifest:media-type="image/png"/>
  <manifest:file-entry manifest:full-path="Pictures/100002010000063A0000054818B51ED729729B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tandard">
      <style:text-properties fo:color="#ce181e" officeooo:rsid="001be912" officeooo:paragraph-rsid="001d1030"/>
    </style:style>
    <style:style style:name="P5" style:family="paragraph" style:parent-style-name="Standard">
      <style:text-properties fo:color="#ce181e" officeooo:paragraph-rsid="0010c8ed"/>
    </style:style>
    <style:style style:name="P6" style:family="paragraph" style:parent-style-name="Subtitle">
      <style:paragraph-properties fo:text-align="center" style:justify-single-word="false"/>
      <style:text-properties officeooo:rsid="00106d03" officeooo:paragraph-rsid="00106d03"/>
    </style:style>
    <style:style style:name="P7" style:family="paragraph" style:parent-style-name="Text_20_body">
      <style:text-properties officeooo:paragraph-rsid="00106d03"/>
    </style:style>
    <style:style style:name="P8" style:family="paragraph" style:parent-style-name="Text_20_body">
      <style:text-properties fo:color="#ce181e" officeooo:rsid="001f3df2" officeooo:paragraph-rsid="0020e127"/>
    </style:style>
    <style:style style:name="P9" style:family="paragraph" style:parent-style-name="Text_20_body">
      <style:text-properties fo:color="#ce181e" officeooo:rsid="0020e127" officeooo:paragraph-rsid="0020e127"/>
    </style:style>
    <style:style style:name="P10" style:family="paragraph" style:parent-style-name="Text_20_body">
      <style:text-properties fo:color="#ce181e" officeooo:rsid="00219622" officeooo:paragraph-rsid="00219622"/>
    </style:style>
    <style:style style:name="P11" style:family="paragraph" style:parent-style-name="Standard" style:list-style-name="WWNum4"/>
    <style:style style:name="P12" style:family="paragraph" style:parent-style-name="Standard" style:list-style-name="L3">
      <style:text-properties fo:color="#ce181e" officeooo:rsid="0021a46c" officeooo:paragraph-rsid="0021a46c"/>
    </style:style>
    <style:style style:name="P13" style:family="paragraph" style:parent-style-name="Standard" style:list-style-name="L3">
      <style:text-properties fo:color="#ce181e" officeooo:rsid="002230e4" officeooo:paragraph-rsid="002230e4"/>
    </style:style>
    <style:style style:name="P14" style:family="paragraph" style:parent-style-name="Standard" style:list-style-name="L3">
      <style:text-properties fo:color="#ce181e" officeooo:rsid="0022f4a8" officeooo:paragraph-rsid="0022f4a8"/>
    </style:style>
    <style:style style:name="P15" style:family="paragraph" style:parent-style-name="Standard" style:list-style-name="L3">
      <style:text-properties fo:color="#ce181e" officeooo:rsid="00254915" officeooo:paragraph-rsid="00254915"/>
    </style:style>
    <style:style style:name="P16" style:family="paragraph" style:parent-style-name="Standard">
      <style:text-properties fo:color="#ce181e" officeooo:paragraph-rsid="0010c8ed"/>
    </style:style>
    <style:style style:name="P17" style:family="paragraph" style:parent-style-name="Standard" style:list-style-name="L3">
      <style:text-properties officeooo:rsid="0010c8ed" officeooo:paragraph-rsid="0021a46c"/>
    </style:style>
    <style:style style:name="P18" style:family="paragraph" style:parent-style-name="Standard" style:list-style-name="L3">
      <style:text-properties officeooo:rsid="0010c8ed" officeooo:paragraph-rsid="0010c8ed"/>
    </style:style>
    <style:style style:name="P19" style:family="paragraph" style:parent-style-name="Standard" style:list-style-name="L3">
      <style:text-properties officeooo:rsid="001a51b6" officeooo:paragraph-rsid="001a51b6"/>
    </style:style>
    <style:style style:name="P20" style:family="paragraph" style:parent-style-name="Standard" style:list-style-name="L3">
      <style:text-properties officeooo:rsid="001b367d" officeooo:paragraph-rsid="001b367d"/>
    </style:style>
    <style:style style:name="P21" style:family="paragraph" style:parent-style-name="Standard" style:list-style-name="WWNum5"/>
    <style:style style:name="P22" style:family="paragraph" style:parent-style-name="Standard" style:list-style-name="WWNum1"/>
    <style:style style:name="P23" style:family="paragraph" style:parent-style-name="Standard" style:list-style-name="WWNum3"/>
    <style:style style:name="P24" style:family="paragraph" style:parent-style-name="Standard" style:list-style-name="WWNum2"/>
    <style:style style:name="P25" style:family="paragraph" style:parent-style-name="Text_20_body" style:list-style-name="L1">
      <style:text-properties officeooo:paragraph-rsid="001e2518"/>
    </style:style>
    <style:style style:name="P26" style:family="paragraph" style:parent-style-name="Text_20_body" style:list-style-name="L2">
      <style:text-properties fo:color="#ce181e" officeooo:rsid="00219622" officeooo:paragraph-rsid="00219622"/>
    </style:style>
    <style:style style:name="P27" style:family="paragraph" style:parent-style-name="Title" style:master-page-name="Standard">
      <style:paragraph-properties fo:text-align="center" style:justify-single-word="false" style:page-number="1"/>
      <style:text-properties officeooo:rsid="000fab04" officeooo:paragraph-rsid="000fab04"/>
    </style:style>
    <style:style style:name="P28" style:family="paragraph" style:parent-style-name="Heading_20_2">
      <style:text-properties officeooo:paragraph-rsid="00106d03"/>
    </style:style>
    <style:style style:name="P29" style:family="paragraph" style:parent-style-name="Heading_20_2">
      <style:text-properties officeooo:rsid="00106d03" officeooo:paragraph-rsid="00106d03"/>
    </style:style>
    <style:style style:name="P30" style:family="paragraph" style:parent-style-name="Heading_20_2">
      <style:text-properties officeooo:rsid="0010c8ed" officeooo:paragraph-rsid="0010c8ed"/>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officeooo:rsid="0020e127"/>
    </style:style>
    <style:style style:name="T13" style:family="text">
      <style:text-properties officeooo:rsid="00219622"/>
    </style:style>
    <style:style style:name="T14" style:family="text">
      <style:text-properties officeooo:rsid="002230e4"/>
    </style:style>
    <style:style style:name="T15" style:family="text">
      <style:text-properties officeooo:rsid="0022f4a8"/>
    </style:style>
    <style:style style:name="T16" style:family="text">
      <style:text-properties officeooo:rsid="0025fdf5"/>
    </style:style>
    <style:style style:name="fr1" style:family="graphic" style:parent-style-name="Graphics">
      <style:graphic-properties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p>
      <text:p text:style-name="P6">Master's thesis planning report</text:p>
      <text:h text:style-name="Heading_20_1" text:outline-level="1"><text:bookmark text:name="_raqxt3qeudvw"/>Introduction</text:h>
      <text:h text:style-name="Heading_20_2" text:outline-level="2"><text:bookmark text:name="_dha6xy9q1lfh"/>Background</text:h>
      <text:p text:style-name="P4">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h text:style-name="P28" text:outline-level="2"><text:bookmark text:name="_x8z8maxfocvk"/>Aim</text:h>
      <text:list xml:id="list847282473" text:style-name="L1">
        <text:list-item>
          <text:p text:style-name="P25"><text:span text:style-name="T8">This study aims to find </text:span><text:span text:style-name="T11">which</text:span><text:span text:style-name="T8"> </text:span><text:span text:style-name="T11">aspects of teaching materials contributes to making said material</text:span><text:span text:style-name="T8"> accessible to teachers.</text:span></text:p>
        </text:list-item>
      </text:list>
      <text:p text:style-name="P8">In broad terms, teaching materials can be anything from math books to PowerPoints or Youtube-videos. The teaching materials <text:span text:style-name="T12">in this study will be designed by the authors of this study to initially emulate the typical shareable material that can be found on the internet, iteratively evolving to determine how it can be more accessible to teachers.</text:span></text:p>
      <text:p text:style-name="P9">“Accessible” will be viewed as a complex term, primarily being synonymous with “usable”. Secondary meanings <text:span text:style-name="T13">include</text:span> “<text:span text:style-name="T13">convenient”, </text:span>“inspirational”, “<text:span text:style-name="T13">useful”, “effective”, “flexible” and “suitable”.</text:span></text:p>
      <text:p text:style-name="P10">The question the study is trying to answer is:</text:p>
      <text:list xml:id="list1176042570" text:style-name="L2">
        <text:list-item>
          <text:p text:style-name="P26"/>
        </text:list-item>
      </text:list>
      <text:p text:style-name="P7">// Define what materials are and what materials we are going to use as concretely as possible, without sacrificing flexibility that will be needed when negotiating tests with teachers.</text:p>
      <text:p text:style-name="P3">// Scope: Research question, purpose, and such. Again make it as concrete as possible without sacrificing too much flexibility. Use Beginner's Mind.</text:p>
      <text:p text:style-name="Standard"><text:soft-page-break/>// How do teachers use documented education, and how can documentation be formed to maximize gains for the teachers that use it? Gains mean, for example:</text:p>
      <text:list xml:id="list2397348193" text:style-name="WWNum4">
        <text:list-item>
          <text:p text:style-name="P11">Time, compared to if the teacher had planned their education from scratch</text:p>
        </text:list-item>
        <text:list-item>
          <text:p text:style-name="P11">Knowledge, in that the teacher could use another person’s expertise in an area</text:p>
        </text:list-item>
        <text:list-item>
          <text:p text:style-name="P11">Perspective, in that different teachers contribute to the same documentation</text:p>
        </text:list-item>
      </text:list>
      <text:h text:style-name="Heading_20_1" text:outline-level="1">Strategy and method</text:h>
      <text:h text:style-name="P29" text:outline-level="2">Risks and bottlenecks</text:h>
      <text:list xml:id="list2491175617" text:style-name="L3">
        <text:list-item>
          <text:p text:style-name="P12">We are unable to find generally applicable <text:span text:style-name="T14">guidelines </text:span>for designing accessible teaching materials, possibly due to teachers having different needs and desires, <text:span text:style-name="T14">therefore</text:span> wanting very different material.</text:p>
        </text:list-item>
        <text:list-item>
          <text:p text:style-name="P13">A simple question we are trying to answer turns out to be more complex than thought. If for example teaching material accessibility turns out to be extremely depend on its medium (PowerPoint, text document, video etc.) or the receiver (if different teachers interpret the material differently etc.).</text:p>
        </text:list-item>
        <text:list-item>
          <text:p text:style-name="P13">Our scope changes, <text:span text:style-name="T15">possibly</text:span> due to personal desires of answering questions not <text:span text:style-name="T15">thought of </text:span>in the beginning of the project.</text:p>
        </text:list-item>
        <text:list-item>
          <text:p text:style-name="P14">General lack of test subjects… (see examples below)</text:p>
        </text:list-item>
        <text:list-item>
          <text:p text:style-name="P14">Lack of test subjects for particular kinds of tests, forcing the project to change methods and possibly answering a different question than.</text:p>
        </text:list-item>
        <text:list-item>
          <text:p text:style-name="P15">Results vary depending on who conducts the testing.</text:p>
        </text:list-item>
        <text:list-item>
          <text:p text:style-name="P15">Data won’t be comparable. If for example multiple test subjects deliver vastly different data to the same teaching material and there is no logical explanation <text:span text:style-name="T16">to this deviation.</text:span></text:p>
        </text:list-item>
        <text:list-item>
          <text:p text:style-name="P17"><text:soft-page-break/>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18">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19">[Lärarna har inte tid?]</text:p>
        </text:list-item>
        <text:list-item>
          <text:p text:style-name="P19">[Vi tolkar testmetoderna olika?]</text:p>
        </text:list-item>
        <text:list-item>
          <text:p text:style-name="P20">[Risk: Vi gör materialet bra på usability test, men inte bra på lektionen!]</text:p>
        </text:list-item>
      </text:list>
      <text:h text:style-name="Heading_20_2" text:outline-level="2"><text:bookmark text:name="_h79l7pmhsc01"/>Schedule</text:h>
      <text:p text:style-name="P5"><draw:frame draw:style-name="fr2" draw:name="Image2" text:anchor-type="paragraph" svg:x="-2.54cm" svg:y="10.687cm" svg:width="15.921cm" style:rel-width="100%" svg:height="12.291cm" draw:z-index="1"><draw:image xlink:href="Pictures/1000000000000673000004FB7115B630F0005317.png" xlink:type="simple" xlink:show="embed" xlink:actuate="onLoad" loext:mime-type="image/png"/></draw:frame></text:p>
      <text:p text:style-name="P5">//<text:span text:style-name="T15">Should we also set aside time on for example opposing another master thesis or making changes after defending the thesis? Or is this time expected to be in excess of 800 hrs?</text:span></text:p>
      <text:p text:style-name="P2"><text:soft-page-break/>// Schedule. Gantt n stuff. More detailed than the small project plan, obviously.</text:p>
      <text:p text:style-name="P2">//<text:span text:style-name="T4">defend report sometime in August...</text:span></text:p>
      <text:p text:style-name="Standard">// 30 hp motsvarar 800 h per person</text:p>
      <text:h text:style-name="P30" text:outline-level="2">Method</text:h>
      <text:p text:style-name="P5"/>
      <text:p text:style-name="P2">// <text:span text:style-name="T2">Describe our strategy: C</text:span>reate a suggestion for every school that is interested in doing and participating in tests. <text:span text:style-name="T3">Also describe our two test types, the usability test and the lesson observation, or whatever we want to call them. Check the separate suggestion document for details.</text:span></text:p>
      <text:h text:style-name="Heading_20_1" text:outline-level="1"><text:bookmark text:name="_7nul8psitiim"/>Deliverables</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2703804847" text:style-name="WWNum5">
        <text:list-item>
          <text:p text:style-name="P21">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21">Students and alumni at Lärande och Ledarskap. These may partake in the presentation, and they have multiple social media groups and similar places where we can share the deliverables that they might be interested in.<text:tab/></text:p>
        </text:list-item>
        <text:list-item>
          <text:p text:style-name="P21">Engineers that work with Knowledge Management or similar subjects: [uh, actually, how do we reach these?]</text:p>
        </text:list-item>
        <text:list-item>
          <text:p text:style-name="P21">[Kleindagarna? Studion? Chalmers-institutioner?]</text:p>
        </text:list-item>
      </text:list>
      <text:h text:style-name="Heading_20_2" text:outline-level="2"><text:bookmark text:name="_r44prwxjml2"/><text:soft-page-break/>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3434514924" text:style-name="WWNum1">
        <text:list-item>
          <text:p text:style-name="P22">A Steve Krug-like script for doing usability testing of teaching materials.</text:p>
        </text:list-item>
        <text:list-item>
          <text:p text:style-name="P22">An evaluation of the testing methods from several perspectives: Its time and resource requirements, its reliability and validity, what kind of information it gives, and eventual other things that we discover with it.</text:p>
        </text:list-item>
      </text:list>
      <text:p text:style-name="Standard"><draw:frame draw:style-name="fr1" draw:name="Image1" text:anchor-type="paragraph" svg:width="15.921cm" svg:height="13.702cm" draw:z-index="0"><draw:image xlink:href="Pictures/100002010000063A0000054818B51ED729729BB6.png" xlink:type="simple" xlink:show="embed" xlink:actuate="onLoad" loext:mime-type="image/png"/></draw:frame></text:p>
      <text:h text:style-name="Heading_20_2" text:outline-level="2"><text:bookmark text:name="_7tb0gjajlqr"/><text:soft-page-break/>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456964720" text:style-name="WWNum3">
        <text:list-item>
          <text:p text:style-name="P23">A description of each model and how it’s thought to be used.</text:p>
        </text:list-item>
        <text:list-item>
          <text:p text:style-name="P23">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3422435832" text:style-name="WWNum2">
        <text:list-item>
          <text:p text:style-name="P24">The materials themselves in the form of digital copies or blueprints.</text:p>
        </text:list-item>
        <text:list-item>
          <text:p text:style-name="P24">A summarized evaluation of each material according to the<text:tab/>test results in the final report.</text:p>
        </text:list-item>
        <text:list-item>
          <text:p text:style-name="P24">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16T10:55:00.308000000</dc:date>
    <meta:editing-duration>PT7H50M27S</meta:editing-duration>
    <meta:editing-cycles>29</meta:editing-cycles>
    <meta:document-statistic meta:table-count="0" meta:image-count="2" meta:object-count="0" meta:page-count="6" meta:paragraph-count="61" meta:word-count="1385" meta:character-count="8480" meta:non-whitespace-character-count="7192"/>
  </office:meta>
</office:document-meta>
</file>